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84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23.61pt"/>
    </style:style>
    <style:style style:name="co4" style:family="table-column">
      <style:table-column-properties fo:break-before="auto" style:column-width="28.49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6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  <style:map style:condition="cell-content()&lt;&quot;1%&quot;" style:apply-style-name="ConditionalStyle_5f_1" style:base-cell-address="Página1.E2"/>
    </style:style>
    <style:style style:name="ce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Freq Buzzer</text:p>
          </table:table-cell>
          <table:table-cell table:style-name="ce3" office:value-type="string" calcext:value-type="string">
            <text:p>Freq Clock</text:p>
          </table:table-cell>
          <table:table-cell table:style-name="ce3" office:value-type="string" calcext:value-type="string">
            <text:p>2^x</text:p>
          </table:table-cell>
          <table:table-cell table:style-name="ce5" office:value-type="string" calcext:value-type="string">
            <text:p>cont</text:p>
          </table:table-cell>
          <table:table-cell table:style-name="ce3" office:value-type="string" calcext:value-type="string">
            <text:p>erro</text:p>
          </table:table-cell>
          <table:table-cell table:number-columns-repeated="1019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25000000" calcext:value-type="float">
            <text:p>25000000</text:p>
          </table:table-cell>
          <table:table-cell table:style-name="ce2" office:value-type="float" office:value="13" calcext:value-type="float">
            <text:p>13</text:p>
          </table:table-cell>
          <table:table-cell table:style-name="ce6" table:formula="of:=[.$B$2]/([.A2]*pow(2;[.C2]))" office:value-type="string" office:string-value="" calcext:value-type="error">
            <text:p>#NAME?</text:p>
          </table:table-cell>
          <table:table-cell table:style-name="ce8" table:formula="of:=ABS(([.$B$2]/(pow(2;[.C2])*ROUND([.D2];0)))-[.A2])/[.A2]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4"/>
          <table:table-cell table:style-name="ce2" office:value-type="float" office:value="10" calcext:value-type="float">
            <text:p>10</text:p>
          </table:table-cell>
          <table:table-cell table:style-name="ce6" table:formula="of:=[.$B$2]/([.A3]*pow(2;[.C3]))" office:value-type="string" office:string-value="" calcext:value-type="error">
            <text:p>#NAME?</text:p>
          </table:table-cell>
          <table:table-cell table:style-name="ce8" table:formula="of:=ABS(([.$B$2]/(pow(2;[.C3])*ROUND([.D3];0)))-[.A3])/[.A3]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4"/>
          <table:table-cell table:style-name="ce2" office:value-type="float" office:value="10" calcext:value-type="float">
            <text:p>10</text:p>
          </table:table-cell>
          <table:table-cell table:style-name="ce6" table:formula="of:=[.$B$2]/([.A4]*pow(2;[.C4]))" office:value-type="string" office:string-value="" calcext:value-type="error">
            <text:p>#NAME?</text:p>
          </table:table-cell>
          <table:table-cell table:style-name="ce8" table:formula="of:=ABS(([.$B$2]/(pow(2;[.C4])*ROUND([.D4];0)))-[.A4])/[.A4]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4"/>
          <table:table-cell table:style-name="ce2" office:value-type="float" office:value="10" calcext:value-type="float">
            <text:p>10</text:p>
          </table:table-cell>
          <table:table-cell table:style-name="ce6" table:formula="of:=[.$B$2]/([.A5]*pow(2;[.C5]))" office:value-type="string" office:string-value="" calcext:value-type="error">
            <text:p>#NAME?</text:p>
          </table:table-cell>
          <table:table-cell table:style-name="ce8" table:formula="of:=ABS(([.$B$2]/(pow(2;[.C5])*ROUND([.D5];0)))-[.A5])/[.A5]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4"/>
          <table:table-cell table:style-name="ce2" office:value-type="float" office:value="12" calcext:value-type="float">
            <text:p>12</text:p>
          </table:table-cell>
          <table:table-cell table:style-name="ce6" table:formula="of:=[.$B$2]/([.A6]*pow(2;[.C6]))" office:value-type="string" office:string-value="" calcext:value-type="error">
            <text:p>#NAME?</text:p>
          </table:table-cell>
          <table:table-cell table:style-name="ce8" table:formula="of:=ABS(([.$B$2]/(pow(2;[.C6])*ROUND([.D6];0)))-[.A6])/[.A6]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2" office:value-type="float" office:value="1046" calcext:value-type="float">
            <text:p>1046</text:p>
          </table:table-cell>
          <table:table-cell table:style-name="ce4"/>
          <table:table-cell table:style-name="ce2" office:value-type="float" office:value="9" calcext:value-type="float">
            <text:p>9</text:p>
          </table:table-cell>
          <table:table-cell table:style-name="ce6" table:formula="of:=[.$B$2]/([.A7]*pow(2;[.C7]))" office:value-type="string" office:string-value="" calcext:value-type="error">
            <text:p>#NAME?</text:p>
          </table:table-cell>
          <table:table-cell table:style-name="ce8" table:formula="of:=ABS(([.$B$2]/(pow(2;[.C7])*ROUND([.D7];0)))-[.A7])/[.A7]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4"/>
          <table:table-cell table:style-name="ce2" office:value-type="float" office:value="11" calcext:value-type="float">
            <text:p>11</text:p>
          </table:table-cell>
          <table:table-cell table:style-name="ce6" table:formula="of:=[.$B$2]/([.A8]*pow(2;[.C8]))" office:value-type="string" office:string-value="" calcext:value-type="error">
            <text:p>#NAME?</text:p>
          </table:table-cell>
          <table:table-cell table:style-name="ce8" table:formula="of:=ABS(([.$B$2]/(pow(2;[.C8])*ROUND([.D8];0)))-[.A8])/[.A8]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6" table:formula="of:=[.$B$2]/([.A9]*pow(2;[.C9]))" office:value-type="string" office:string-value="" calcext:value-type="error">
            <text:p>#NAME?</text:p>
          </table:table-cell>
          <table:table-cell table:style-name="ce8" table:formula="of:=ABS(([.$B$2]/(pow(2;[.C9])*ROUND([.D9];0)))-[.A9])/[.A9]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style-name="ce6" table:formula="of:=[.$B$2]/([.A10]*pow(2;[.C10]))" office:value-type="string" office:string-value="" calcext:value-type="error">
            <text:p>#NAME?</text:p>
          </table:table-cell>
          <table:table-cell table:style-name="ce8" table:formula="of:=ABS(([.$B$2]/(pow(2;[.C10])*ROUND([.D10];0)))-[.A10])/[.A10]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 table:number-rows-repeated="991">
          <table:table-cell table:number-columns-repeated="3"/>
          <table:table-cell table:style-name="ce7"/>
          <table:table-cell table:style-name="ce9"/>
          <table:table-cell table:number-columns-repeated="101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ágina1.E2:Página1.E10">
            <calcext:condition calcext:apply-style-name="ConditionalStyle_1" calcext:value="&lt;&quot;1%&quot;" calcext:base-cell-address="Página1.E2"/>
          </calcext:conditional-format>
          <calcext:conditional-format calcext:target-range-address="Página1.E2:Página1.E10">
            <calcext:condition calcext:apply-style-name="ConditionalStyle_2" calcext:value="=&quot;1%&quot;" calcext:base-cell-address="Página1.E2"/>
          </calcext:conditional-format>
          <calcext:conditional-format calcext:target-range-address="Página1.E2:Página1.E10">
            <calcext:condition calcext:apply-style-name="ConditionalStyle_3" calcext:value="&gt;&quot;1%&quot;" calcext:base-cell-address="Página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ce8b2"/>
    </style:style>
    <style:style style:name="ConditionalStyle_5f_3" style:display-name="ConditionalStyle_3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Dev/6.0.5.2$Linux_X86_64 LibreOffice_project/</meta:generator>
  </office:meta>
</office:document-meta>
</file>